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16.6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3.81mm"/>
    </style:style>
    <style:style style:name="co5" style:family="table-column">
      <style:table-column-properties fo:break-before="auto" style:column-width="14.9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64.99mm" svg:height="201.87mm" svg:x="103.46mm" svg:y="7.17mm">
            <draw:object draw:notify-on-update-of-ranges="Sheet1.A2:Sheet1.A2 Sheet1.A3:Sheet1.A52 Sheet1.B2:Sheet1.B2 Sheet1.B3:Sheet1.B52 Sheet1.C2:Sheet1.C2 Sheet1.C3:Sheet1.C52 Sheet1.E2:Sheet1.E2 Sheet1.E3:Sheet1.E52 Sheet1.F2:Sheet1.F2 Sheet1.F3:Sheet1.F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momentum09_nol2</text:p>
          </table:table-cell>
          <table:table-cell table:number-columns-repeated="3"/>
          <table:table-cell office:value-type="string" calcext:value-type="string">
            <text:p>momentum09_l2</text:p>
          </table:table-cell>
          <table:table-cell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op1</text:p>
          </table:table-cell>
          <table:table-cell office:value-type="string" calcext:value-type="string">
            <text:p>Top5</text:p>
          </table:table-cell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percentage" office:value="0.0061" calcext:value-type="percentage">
            <text:p>0.61%</text:p>
          </table:table-cell>
          <table:table-cell office:value-type="percentage" office:value="0.0269" calcext:value-type="percentage">
            <text:p>2.69%</text:p>
          </table:table-cell>
          <table:table-cell/>
          <table:table-cell office:value-type="percentage" office:value="0.0138" calcext:value-type="percentage">
            <text:p>1.38%</text:p>
          </table:table-cell>
          <table:table-cell office:value-type="percentage" office:value="0.0381" calcext:value-type="percentage">
            <text:p>3.8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2262" calcext:value-type="percentage">
            <text:p>22.62%</text:p>
          </table:table-cell>
          <table:table-cell office:value-type="percentage" office:value="0.44" calcext:value-type="percentage">
            <text:p>44.00%</text:p>
          </table:table-cell>
          <table:table-cell/>
          <table:table-cell office:value-type="percentage" office:value="0.215" calcext:value-type="percentage">
            <text:p>21.50%</text:p>
          </table:table-cell>
          <table:table-cell office:value-type="percentage" office:value="0.424" calcext:value-type="percentage">
            <text:p>42.4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3877" calcext:value-type="percentage">
            <text:p>38.77%</text:p>
          </table:table-cell>
          <table:table-cell office:value-type="percentage" office:value="0.6298" calcext:value-type="percentage">
            <text:p>62.98%</text:p>
          </table:table-cell>
          <table:table-cell/>
          <table:table-cell office:value-type="percentage" office:value="0.3613" calcext:value-type="percentage">
            <text:p>36.13%</text:p>
          </table:table-cell>
          <table:table-cell office:value-type="percentage" office:value="0.6076" calcext:value-type="percentage">
            <text:p>60.7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5082" calcext:value-type="percentage">
            <text:p>50.82%</text:p>
          </table:table-cell>
          <table:table-cell office:value-type="percentage" office:value="0.7495" calcext:value-type="percentage">
            <text:p>74.95%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5442" calcext:value-type="percentage">
            <text:p>54.42%</text:p>
          </table:table-cell>
          <table:table-cell office:value-type="percentage" office:value="0.7815" calcext:value-type="percentage">
            <text:p>78.15%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569" calcext:value-type="percentage">
            <text:p>56.90%</text:p>
          </table:table-cell>
          <table:table-cell office:value-type="percentage" office:value="0.8012" calcext:value-type="percentage">
            <text:p>80.12%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584" calcext:value-type="percentage">
            <text:p>58.40%</text:p>
          </table:table-cell>
          <table:table-cell office:value-type="percentage" office:value="0.8107" calcext:value-type="percentage">
            <text:p>81.07%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5987" calcext:value-type="percentage">
            <text:p>59.87%</text:p>
          </table:table-cell>
          <table:table-cell office:value-type="percentage" office:value="0.8206" calcext:value-type="percentage">
            <text:p>82.06%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6103" calcext:value-type="percentage">
            <text:p>61.03%</text:p>
          </table:table-cell>
          <table:table-cell office:value-type="percentage" office:value="0.8315" calcext:value-type="percentage">
            <text:p>83.15%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6184" calcext:value-type="percentage">
            <text:p>61.84%</text:p>
          </table:table-cell>
          <table:table-cell office:value-type="percentage" office:value="0.8358" calcext:value-type="percentage">
            <text:p>83.58%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6328" calcext:value-type="percentage">
            <text:p>63.28%</text:p>
          </table:table-cell>
          <table:table-cell office:value-type="percentage" office:value="0.8444" calcext:value-type="percentage">
            <text:p>84.44%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0.6377" calcext:value-type="percentage">
            <text:p>63.77%</text:p>
          </table:table-cell>
          <table:table-cell office:value-type="percentage" office:value="0.848" calcext:value-type="percentage">
            <text:p>84.80%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percentage" office:value="0.6437" calcext:value-type="percentage">
            <text:p>64.37%</text:p>
          </table:table-cell>
          <table:table-cell office:value-type="percentage" office:value="0.854" calcext:value-type="percentage">
            <text:p>85.40%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0.6475" calcext:value-type="percentage">
            <text:p>64.75%</text:p>
          </table:table-cell>
          <table:table-cell office:value-type="percentage" office:value="0.8552" calcext:value-type="percentage">
            <text:p>85.52%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percentage" office:value="0.6557" calcext:value-type="percentage">
            <text:p>65.57%</text:p>
          </table:table-cell>
          <table:table-cell office:value-type="percentage" office:value="0.8612" calcext:value-type="percentage">
            <text:p>86.12%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6582" calcext:value-type="percentage">
            <text:p>65.82%</text:p>
          </table:table-cell>
          <table:table-cell office:value-type="percentage" office:value="0.8623" calcext:value-type="percentage">
            <text:p>86.23%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percentage" office:value="0.6634" calcext:value-type="percentage">
            <text:p>66.34%</text:p>
          </table:table-cell>
          <table:table-cell office:value-type="percentage" office:value="0.8669" calcext:value-type="percentage">
            <text:p>86.69%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percentage" office:value="0.6691" calcext:value-type="percentage">
            <text:p>66.91%</text:p>
          </table:table-cell>
          <table:table-cell office:value-type="percentage" office:value="0.8705" calcext:value-type="percentage">
            <text:p>87.05%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percentage" office:value="0.6709" calcext:value-type="percentage">
            <text:p>67.09%</text:p>
          </table:table-cell>
          <table:table-cell office:value-type="percentage" office:value="0.871" calcext:value-type="percentage">
            <text:p>87.10%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0.673" calcext:value-type="percentage">
            <text:p>67.30%</text:p>
          </table:table-cell>
          <table:table-cell office:value-type="percentage" office:value="0.8724" calcext:value-type="percentage">
            <text:p>87.24%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8764" calcext:value-type="percentage">
            <text:p>87.64%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percentage" office:value="0.6788" calcext:value-type="percentage">
            <text:p>67.88%</text:p>
          </table:table-cell>
          <table:table-cell office:value-type="percentage" office:value="0.8753" calcext:value-type="percentage">
            <text:p>87.53%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percentage" office:value="0.682" calcext:value-type="percentage">
            <text:p>68.20%</text:p>
          </table:table-cell>
          <table:table-cell office:value-type="percentage" office:value="0.8782" calcext:value-type="percentage">
            <text:p>87.82%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percentage" office:value="0.6824" calcext:value-type="percentage">
            <text:p>68.24%</text:p>
          </table:table-cell>
          <table:table-cell office:value-type="percentage" office:value="0.8793" calcext:value-type="percentage">
            <text:p>87.93%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percentage" office:value="0.6851" calcext:value-type="percentage">
            <text:p>68.51%</text:p>
          </table:table-cell>
          <table:table-cell office:value-type="percentage" office:value="0.8782" calcext:value-type="percentage">
            <text:p>87.82%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percentage" office:value="0.691" calcext:value-type="percentage">
            <text:p>69.10%</text:p>
          </table:table-cell>
          <table:table-cell office:value-type="percentage" office:value="0.8827" calcext:value-type="percentage">
            <text:p>88.27%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percentage" office:value="0.7199" calcext:value-type="percentage">
            <text:p>71.99%</text:p>
          </table:table-cell>
          <table:table-cell office:value-type="percentage" office:value="0.901" calcext:value-type="percentage">
            <text:p>90.10%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percentage" office:value="0.7209" calcext:value-type="percentage">
            <text:p>72.09%</text:p>
          </table:table-cell>
          <table:table-cell office:value-type="percentage" office:value="0.9022" calcext:value-type="percentage">
            <text:p>90.22%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percentage" office:value="0.7235" calcext:value-type="percentage">
            <text:p>72.35%</text:p>
          </table:table-cell>
          <table:table-cell office:value-type="percentage" office:value="0.9024" calcext:value-type="percentage">
            <text:p>90.24%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percentage" office:value="0.7246" calcext:value-type="percentage">
            <text:p>72.46%</text:p>
          </table:table-cell>
          <table:table-cell office:value-type="percentage" office:value="0.9037" calcext:value-type="percentage">
            <text:p>90.37%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percentage" office:value="0.7246" calcext:value-type="percentage">
            <text:p>72.46%</text:p>
          </table:table-cell>
          <table:table-cell office:value-type="percentage" office:value="0.9043" calcext:value-type="percentage">
            <text:p>90.43%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percentage" office:value="0.7247" calcext:value-type="percentage">
            <text:p>72.47%</text:p>
          </table:table-cell>
          <table:table-cell office:value-type="percentage" office:value="0.9042" calcext:value-type="percentage">
            <text:p>90.42%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percentage" office:value="0.7248" calcext:value-type="percentage">
            <text:p>72.48%</text:p>
          </table:table-cell>
          <table:table-cell office:value-type="percentage" office:value="0.9042" calcext:value-type="percentage">
            <text:p>90.42%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percentage" office:value="0.7249" calcext:value-type="percentage">
            <text:p>72.49%</text:p>
          </table:table-cell>
          <table:table-cell office:value-type="percentage" office:value="0.9042" calcext:value-type="percentage">
            <text:p>90.42%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percentage" office:value="0.725" calcext:value-type="percentage">
            <text:p>72.50%</text:p>
          </table:table-cell>
          <table:table-cell office:value-type="percentage" office:value="0.9043" calcext:value-type="percentage">
            <text:p>90.43%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percentage" office:value="0.7251" calcext:value-type="percentage">
            <text:p>72.51%</text:p>
          </table:table-cell>
          <table:table-cell office:value-type="percentage" office:value="0.9046" calcext:value-type="percentage">
            <text:p>90.46%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percentage" office:value="0.7251" calcext:value-type="percentage">
            <text:p>72.51%</text:p>
          </table:table-cell>
          <table:table-cell office:value-type="percentage" office:value="0.9044" calcext:value-type="percentage">
            <text:p>90.44%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percentage" office:value="0.7254" calcext:value-type="percentage">
            <text:p>72.54%</text:p>
          </table:table-cell>
          <table:table-cell office:value-type="percentage" office:value="0.9046" calcext:value-type="percentage">
            <text:p>90.46%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percentage" office:value="0.7256" calcext:value-type="percentage">
            <text:p>72.56%</text:p>
          </table:table-cell>
          <table:table-cell office:value-type="percentage" office:value="0.9045" calcext:value-type="percentage">
            <text:p>90.45%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percentage" office:value="0.7255" calcext:value-type="percentage">
            <text:p>72.55%</text:p>
          </table:table-cell>
          <table:table-cell office:value-type="percentage" office:value="0.9045" calcext:value-type="percentage">
            <text:p>90.45%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percentage" office:value="0.7252" calcext:value-type="percentage">
            <text:p>72.52%</text:p>
          </table:table-cell>
          <table:table-cell office:value-type="percentage" office:value="0.9045" calcext:value-type="percentage">
            <text:p>90.45%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percentage" office:value="0.7253" calcext:value-type="percentage">
            <text:p>72.53%</text:p>
          </table:table-cell>
          <table:table-cell office:value-type="percentage" office:value="0.9047" calcext:value-type="percentage">
            <text:p>90.47%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 table:number-rows-repeated="104852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9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4T16:07:13.490782852</meta:creation-date>
    <dc:date>2021-02-24T21:00:34.462535654</dc:date>
    <meta:editing-duration>PT4H31M5S</meta:editing-duration>
    <meta:editing-cycles>11</meta:editing-cycles>
    <meta:generator>LibreOffice/6.0.7.3$Linux_X86_64 LibreOffice_project/00m0$Build-3</meta:generator>
    <meta:document-statistic meta:table-count="1" meta:cell-count="1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009353" draw:fill-color="#009353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5cm" svg:height="20.188cm" xlink:href=".." xlink:type="simple" chart:class="chart:line" chart:style-name="ch1">
        <chart:legend chart:legend-position="end" svg:x="34.389cm" svg:y="9.048cm" style:legend-expansion="high" chart:style-name="ch2"/>
        <chart:plot-area chart:style-name="ch3" table:cell-range-address="Sheet1.A2:Sheet1.C52 Sheet1.E2:Sheet1.F52" chart:data-source-has-labels="both" svg:x="0.73cm" svg:y="0.403cm" svg:width="32.929cm" svg:height="19.382cm">
          <chartooo:coordinate-region svg:x="2.145cm" svg:y="0.602cm" svg:width="31.142cm" svg:height="18.536cm"/>
          <chart:axis chart:dimension="x" chart:name="primary-x" chart:style-name="ch4" chartooo:axis-type="auto">
            <chartooo:date-scale/>
            <chart:categories table:cell-range-address="Sheet1.A3:Sheet1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52" chart:label-cell-address="Sheet1.B2:Sheet1.B2" chart:class="chart:line">
            <chart:data-point chart:repeated="50"/>
          </chart:series>
          <chart:series chart:style-name="ch8" chart:values-cell-range-address="Sheet1.C3:Sheet1.C52" chart:label-cell-address="Sheet1.C2:Sheet1.C2" chart:class="chart:line">
            <chart:data-point chart:repeated="50"/>
          </chart:series>
          <chart:series chart:style-name="ch9" chart:values-cell-range-address="Sheet1.E3:Sheet1.E52" chart:label-cell-address="Sheet1.E2:Sheet1.E2" chart:class="chart:line">
            <chart:data-point chart:repeated="50"/>
          </chart:series>
          <chart:series chart:style-name="ch10" chart:values-cell-range-address="Sheet1.F3:Sheet1.F52" chart:label-cell-address="Sheet1.F2:Sheet1.F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Sheet1.B2:Sheet1.B2</svg:desc>
                </draw:g>
              </table:table-cell>
              <table:table-cell office:value-type="string">
                <text:p>Top5</text:p>
                <draw:g>
                  <svg:desc>Sheet1.C2:Sheet1.C2</svg:desc>
                </draw:g>
              </table:table-cell>
              <table:table-cell office:value-type="string">
                <text:p>Top1</text:p>
                <draw:g>
                  <svg:desc>Sheet1.E2:Sheet1.E2</svg:desc>
                </draw:g>
              </table:table-cell>
              <table:table-cell office:value-type="string">
                <text:p>Top5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3:Sheet1.A52</svg:desc>
                </draw:g>
              </table:table-cell>
              <table:table-cell office:value-type="float" office:value="0.0061">
                <text:p>0.0061</text:p>
                <draw:g>
                  <svg:desc>Sheet1.B3:Sheet1.B52</svg:desc>
                </draw:g>
              </table:table-cell>
              <table:table-cell office:value-type="float" office:value="0.0269">
                <text:p>0.0269</text:p>
                <draw:g>
                  <svg:desc>Sheet1.C3:Sheet1.C52</svg:desc>
                </draw:g>
              </table:table-cell>
              <table:table-cell office:value-type="float" office:value="0.0138">
                <text:p>0.0138</text:p>
                <draw:g>
                  <svg:desc>Sheet1.E3:Sheet1.E52</svg:desc>
                </draw:g>
              </table:table-cell>
              <table:table-cell office:value-type="float" office:value="0.0381">
                <text:p>0.0381</text:p>
                <draw:g>
                  <svg:desc>Sheet1.F3:Sheet1.F5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262">
                <text:p>0.2262</text:p>
              </table:table-cell>
              <table:table-cell office:value-type="float" office:value="0.44">
                <text:p>0.44</text:p>
              </table:table-cell>
              <table:table-cell office:value-type="float" office:value="0.215">
                <text:p>0.215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877">
                <text:p>0.3877</text:p>
              </table:table-cell>
              <table:table-cell office:value-type="float" office:value="0.6298">
                <text:p>0.6298</text:p>
              </table:table-cell>
              <table:table-cell office:value-type="float" office:value="0.3613">
                <text:p>0.3613</text:p>
              </table:table-cell>
              <table:table-cell office:value-type="float" office:value="0.6076">
                <text:p>0.60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082">
                <text:p>0.5082</text:p>
              </table:table-cell>
              <table:table-cell office:value-type="float" office:value="0.7495">
                <text:p>0.7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442">
                <text:p>0.5442</text:p>
              </table:table-cell>
              <table:table-cell office:value-type="float" office:value="0.7815">
                <text:p>0.7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69">
                <text:p>0.569</text:p>
              </table:table-cell>
              <table:table-cell office:value-type="float" office:value="0.8012">
                <text:p>0.8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84">
                <text:p>0.584</text:p>
              </table:table-cell>
              <table:table-cell office:value-type="float" office:value="0.8107">
                <text:p>0.8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987">
                <text:p>0.5987</text:p>
              </table:table-cell>
              <table:table-cell office:value-type="float" office:value="0.8206">
                <text:p>0.8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103">
                <text:p>0.6103</text:p>
              </table:table-cell>
              <table:table-cell office:value-type="float" office:value="0.8315">
                <text:p>0.8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184">
                <text:p>0.6184</text:p>
              </table:table-cell>
              <table:table-cell office:value-type="float" office:value="0.8358">
                <text:p>0.8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328">
                <text:p>0.6328</text:p>
              </table:table-cell>
              <table:table-cell office:value-type="float" office:value="0.8444">
                <text:p>0.8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377">
                <text:p>0.6377</text:p>
              </table:table-cell>
              <table:table-cell office:value-type="float" office:value="0.848">
                <text:p>0.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437">
                <text:p>0.6437</text:p>
              </table:table-cell>
              <table:table-cell office:value-type="float" office:value="0.854">
                <text:p>0.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475">
                <text:p>0.6475</text:p>
              </table:table-cell>
              <table:table-cell office:value-type="float" office:value="0.8552">
                <text:p>0.8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557">
                <text:p>0.6557</text:p>
              </table:table-cell>
              <table:table-cell office:value-type="float" office:value="0.8612">
                <text:p>0.8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582">
                <text:p>0.6582</text:p>
              </table:table-cell>
              <table:table-cell office:value-type="float" office:value="0.8623">
                <text:p>0.8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634">
                <text:p>0.6634</text:p>
              </table:table-cell>
              <table:table-cell office:value-type="float" office:value="0.8669">
                <text:p>0.8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691">
                <text:p>0.6691</text:p>
              </table:table-cell>
              <table:table-cell office:value-type="float" office:value="0.8705">
                <text:p>0.8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709">
                <text:p>0.6709</text:p>
              </table:table-cell>
              <table:table-cell office:value-type="float" office:value="0.871">
                <text:p>0.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73">
                <text:p>0.673</text:p>
              </table:table-cell>
              <table:table-cell office:value-type="float" office:value="0.8724">
                <text:p>0.8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78">
                <text:p>0.678</text:p>
              </table:table-cell>
              <table:table-cell office:value-type="float" office:value="0.8764">
                <text:p>0.8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6788">
                <text:p>0.6788</text:p>
              </table:table-cell>
              <table:table-cell office:value-type="float" office:value="0.8753">
                <text:p>0.8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82">
                <text:p>0.682</text:p>
              </table:table-cell>
              <table:table-cell office:value-type="float" office:value="0.8782">
                <text:p>0.8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6824">
                <text:p>0.6824</text:p>
              </table:table-cell>
              <table:table-cell office:value-type="float" office:value="0.8793">
                <text:p>0.8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851">
                <text:p>0.6851</text:p>
              </table:table-cell>
              <table:table-cell office:value-type="float" office:value="0.8782">
                <text:p>0.8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91">
                <text:p>0.691</text:p>
              </table:table-cell>
              <table:table-cell office:value-type="float" office:value="0.8827">
                <text:p>0.8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7199">
                <text:p>0.7199</text:p>
              </table:table-cell>
              <table:table-cell office:value-type="float" office:value="0.901">
                <text:p>0.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7209">
                <text:p>0.7209</text:p>
              </table:table-cell>
              <table:table-cell office:value-type="float" office:value="0.9022">
                <text:p>0.9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7235">
                <text:p>0.7235</text:p>
              </table:table-cell>
              <table:table-cell office:value-type="float" office:value="0.9024">
                <text:p>0.9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7246">
                <text:p>0.7246</text:p>
              </table:table-cell>
              <table:table-cell office:value-type="float" office:value="0.9037">
                <text:p>0.9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46">
                <text:p>0.7246</text:p>
              </table:table-cell>
              <table:table-cell office:value-type="float" office:value="0.9043">
                <text:p>0.9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7247">
                <text:p>0.7247</text:p>
              </table:table-cell>
              <table:table-cell office:value-type="float" office:value="0.9042">
                <text:p>0.9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7248">
                <text:p>0.7248</text:p>
              </table:table-cell>
              <table:table-cell office:value-type="float" office:value="0.9042">
                <text:p>0.9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7249">
                <text:p>0.7249</text:p>
              </table:table-cell>
              <table:table-cell office:value-type="float" office:value="0.9042">
                <text:p>0.9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725">
                <text:p>0.725</text:p>
              </table:table-cell>
              <table:table-cell office:value-type="float" office:value="0.9043">
                <text:p>0.9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7251">
                <text:p>0.7251</text:p>
              </table:table-cell>
              <table:table-cell office:value-type="float" office:value="0.9046">
                <text:p>0.9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7251">
                <text:p>0.7251</text:p>
              </table:table-cell>
              <table:table-cell office:value-type="float" office:value="0.9044">
                <text:p>0.9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7254">
                <text:p>0.7254</text:p>
              </table:table-cell>
              <table:table-cell office:value-type="float" office:value="0.9046">
                <text:p>0.9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7256">
                <text:p>0.7256</text:p>
              </table:table-cell>
              <table:table-cell office:value-type="float" office:value="0.9045">
                <text:p>0.9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7255">
                <text:p>0.7255</text:p>
              </table:table-cell>
              <table:table-cell office:value-type="float" office:value="0.9045">
                <text:p>0.9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252">
                <text:p>0.7252</text:p>
              </table:table-cell>
              <table:table-cell office:value-type="float" office:value="0.9045">
                <text:p>0.9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7253">
                <text:p>0.7253</text:p>
              </table:table-cell>
              <table:table-cell office:value-type="float" office:value="0.9047">
                <text:p>0.9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